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://www.equestriadaily.com/2015/08/30-new-songs-on-way-live-orchestra-for.html" text:style-name="Internet_20_link" text:visited-style-name="Visited_20_Internet_20_Link">http</text:a><text:a xlink:type="simple" xlink:href="http://www.equestriadaily.com/2015/08/30-new-songs-on-way-live-orchestra-for.html" text:style-name="Internet_20_link" text:visited-style-name="Visited_20_Internet_20_Link">://</text:a><text:a xlink:type="simple" xlink:href="http://www.equestriadaily.com/2015/08/30-new-songs-on-way-live-orchestra-for.html" text:style-name="Internet_20_link" text:visited-style-name="Visited_20_Internet_20_Link">www</text:a><text:a xlink:type="simple" xlink:href="http://www.equestriadaily.com/2015/08/30-new-songs-on-way-live-orchestra-for.html" text:style-name="Internet_20_link" text:visited-style-name="Visited_20_Internet_20_Link">.</text:a><text:a xlink:type="simple" xlink:href="http://www.equestriadaily.com/2015/08/30-new-songs-on-way-live-orchestra-for.html" text:style-name="Internet_20_link" text:visited-style-name="Visited_20_Internet_20_Link">equestriadaily</text:a><text:a xlink:type="simple" xlink:href="http://www.equestriadaily.com/2015/08/30-new-songs-on-way-live-orchestra-for.html" text:style-name="Internet_20_link" text:visited-style-name="Visited_20_Internet_20_Link">.</text:a><text:a xlink:type="simple" xlink:href="http://www.equestriadaily.com/2015/08/30-new-songs-on-way-live-orchestra-for.html" text:style-name="Internet_20_link" text:visited-style-name="Visited_20_Internet_20_Link">com</text:a><text:a xlink:type="simple" xlink:href="http://www.equestriadaily.com/2015/08/30-new-songs-on-way-live-orchestra-for.html" text:style-name="Internet_20_link" text:visited-style-name="Visited_20_Internet_20_Link">/2015/08/30-</text:a><text:a xlink:type="simple" xlink:href="http://www.equestriadaily.com/2015/08/30-new-songs-on-way-live-orchestra-for.html" text:style-name="Internet_20_link" text:visited-style-name="Visited_20_Internet_20_Link">new</text:a><text:a xlink:type="simple" xlink:href="http://www.equestriadaily.com/2015/08/30-new-songs-on-way-live-orchestra-for.html" text:style-name="Internet_20_link" text:visited-style-name="Visited_20_Internet_20_Link">-</text:a><text:a xlink:type="simple" xlink:href="http://www.equestriadaily.com/2015/08/30-new-songs-on-way-live-orchestra-for.html" text:style-name="Internet_20_link" text:visited-style-name="Visited_20_Internet_20_Link">songs</text:a><text:a xlink:type="simple" xlink:href="http://www.equestriadaily.com/2015/08/30-new-songs-on-way-live-orchestra-for.html" text:style-name="Internet_20_link" text:visited-style-name="Visited_20_Internet_20_Link">-</text:a><text:a xlink:type="simple" xlink:href="http://www.equestriadaily.com/2015/08/30-new-songs-on-way-live-orchestra-for.html" text:style-name="Internet_20_link" text:visited-style-name="Visited_20_Internet_20_Link">on</text:a><text:a xlink:type="simple" xlink:href="http://www.equestriadaily.com/2015/08/30-new-songs-on-way-live-orchestra-for.html" text:style-name="Internet_20_link" text:visited-style-name="Visited_20_Internet_20_Link">-</text:a><text:a xlink:type="simple" xlink:href="http://www.equestriadaily.com/2015/08/30-new-songs-on-way-live-orchestra-for.html" text:style-name="Internet_20_link" text:visited-style-name="Visited_20_Internet_20_Link">way</text:a><text:a xlink:type="simple" xlink:href="http://www.equestriadaily.com/2015/08/30-new-songs-on-way-live-orchestra-for.html" text:style-name="Internet_20_link" text:visited-style-name="Visited_20_Internet_20_Link">-</text:a><text:a xlink:type="simple" xlink:href="http://www.equestriadaily.com/2015/08/30-new-songs-on-way-live-orchestra-for.html" text:style-name="Internet_20_link" text:visited-style-name="Visited_20_Internet_20_Link">live</text:a><text:a xlink:type="simple" xlink:href="http://www.equestriadaily.com/2015/08/30-new-songs-on-way-live-orchestra-for.html" text:style-name="Internet_20_link" text:visited-style-name="Visited_20_Internet_20_Link">-</text:a><text:a xlink:type="simple" xlink:href="http://www.equestriadaily.com/2015/08/30-new-songs-on-way-live-orchestra-for.html" text:style-name="Internet_20_link" text:visited-style-name="Visited_20_Internet_20_Link">orchestra</text:a><text:a xlink:type="simple" xlink:href="http://www.equestriadaily.com/2015/08/30-new-songs-on-way-live-orchestra-for.html" text:style-name="Internet_20_link" text:visited-style-name="Visited_20_Internet_20_Link">-</text:a><text:a xlink:type="simple" xlink:href="http://www.equestriadaily.com/2015/08/30-new-songs-on-way-live-orchestra-for.html" text:style-name="Internet_20_link" text:visited-style-name="Visited_20_Internet_20_Link">for</text:a><text:a xlink:type="simple" xlink:href="http://www.equestriadaily.com/2015/08/30-new-songs-on-way-live-orchestra-for.html" text:style-name="Internet_20_link" text:visited-style-name="Visited_20_Internet_20_Link">.</text:a><text:a xlink:type="simple" xlink:href="http://www.equestriadaily.com/2015/08/30-new-songs-on-way-live-orchestra-for.html" text:style-name="Internet_20_link" text:visited-style-name="Visited_20_Internet_20_Link">html</text:a></text:p>
      <text:p text:style-name="P1">Prawdziwa orkiestra w filmie z MLP</text:p>
      <text:p text:style-name="P1">Daniel Ingram na panelu Galacon potwierdził, że film z MLP na rok 2017 zostanie nagrany z pełną orkiestrą na żywo, w przeciwieństwie do komputerowo tworzonych utworów z serialu. Ingram podzielił się również informacjami na temat muzyki w sezonie piątym – według niego jej długość ma dorównywać soundtrackowi z poprzedniego.</text:p>
      <text:p text:style-name="P1"/>
      <text:p text:style-name="P1"><text:a xlink:type="simple" xlink:href="http://www.equestriadaily.com/2015/08/nia-path-of-light-gets-greenlit-on-steam.html" text:style-name="Internet_20_link" text:visited-style-name="Visited_20_Internet_20_Link">http</text:a><text:a xlink:type="simple" xlink:href="http://www.equestriadaily.com/2015/08/nia-path-of-light-gets-greenlit-on-steam.html" text:style-name="Internet_20_link" text:visited-style-name="Visited_20_Internet_20_Link">://</text:a><text:a xlink:type="simple" xlink:href="http://www.equestriadaily.com/2015/08/nia-path-of-light-gets-greenlit-on-steam.html" text:style-name="Internet_20_link" text:visited-style-name="Visited_20_Internet_20_Link">www</text:a><text:a xlink:type="simple" xlink:href="http://www.equestriadaily.com/2015/08/nia-path-of-light-gets-greenlit-on-steam.html" text:style-name="Internet_20_link" text:visited-style-name="Visited_20_Internet_20_Link">.</text:a><text:a xlink:type="simple" xlink:href="http://www.equestriadaily.com/2015/08/nia-path-of-light-gets-greenlit-on-steam.html" text:style-name="Internet_20_link" text:visited-style-name="Visited_20_Internet_20_Link">equestriadaily</text:a><text:a xlink:type="simple" xlink:href="http://www.equestriadaily.com/2015/08/nia-path-of-light-gets-greenlit-on-steam.html" text:style-name="Internet_20_link" text:visited-style-name="Visited_20_Internet_20_Link">.</text:a><text:a xlink:type="simple" xlink:href="http://www.equestriadaily.com/2015/08/nia-path-of-light-gets-greenlit-on-steam.html" text:style-name="Internet_20_link" text:visited-style-name="Visited_20_Internet_20_Link">com</text:a><text:a xlink:type="simple" xlink:href="http://www.equestriadaily.com/2015/08/nia-path-of-light-gets-greenlit-on-steam.html" text:style-name="Internet_20_link" text:visited-style-name="Visited_20_Internet_20_Link">/2015/08/</text:a><text:a xlink:type="simple" xlink:href="http://www.equestriadaily.com/2015/08/nia-path-of-light-gets-greenlit-on-steam.html" text:style-name="Internet_20_link" text:visited-style-name="Visited_20_Internet_20_Link">nia</text:a><text:a xlink:type="simple" xlink:href="http://www.equestriadaily.com/2015/08/nia-path-of-light-gets-greenlit-on-steam.html" text:style-name="Internet_20_link" text:visited-style-name="Visited_20_Internet_20_Link">-</text:a><text:a xlink:type="simple" xlink:href="http://www.equestriadaily.com/2015/08/nia-path-of-light-gets-greenlit-on-steam.html" text:style-name="Internet_20_link" text:visited-style-name="Visited_20_Internet_20_Link">path</text:a><text:a xlink:type="simple" xlink:href="http://www.equestriadaily.com/2015/08/nia-path-of-light-gets-greenlit-on-steam.html" text:style-name="Internet_20_link" text:visited-style-name="Visited_20_Internet_20_Link">-</text:a><text:a xlink:type="simple" xlink:href="http://www.equestriadaily.com/2015/08/nia-path-of-light-gets-greenlit-on-steam.html" text:style-name="Internet_20_link" text:visited-style-name="Visited_20_Internet_20_Link">of</text:a><text:a xlink:type="simple" xlink:href="http://www.equestriadaily.com/2015/08/nia-path-of-light-gets-greenlit-on-steam.html" text:style-name="Internet_20_link" text:visited-style-name="Visited_20_Internet_20_Link">-</text:a><text:a xlink:type="simple" xlink:href="http://www.equestriadaily.com/2015/08/nia-path-of-light-gets-greenlit-on-steam.html" text:style-name="Internet_20_link" text:visited-style-name="Visited_20_Internet_20_Link">light</text:a><text:a xlink:type="simple" xlink:href="http://www.equestriadaily.com/2015/08/nia-path-of-light-gets-greenlit-on-steam.html" text:style-name="Internet_20_link" text:visited-style-name="Visited_20_Internet_20_Link">-</text:a><text:a xlink:type="simple" xlink:href="http://www.equestriadaily.com/2015/08/nia-path-of-light-gets-greenlit-on-steam.html" text:style-name="Internet_20_link" text:visited-style-name="Visited_20_Internet_20_Link">gets</text:a><text:a xlink:type="simple" xlink:href="http://www.equestriadaily.com/2015/08/nia-path-of-light-gets-greenlit-on-steam.html" text:style-name="Internet_20_link" text:visited-style-name="Visited_20_Internet_20_Link">-</text:a><text:a xlink:type="simple" xlink:href="http://www.equestriadaily.com/2015/08/nia-path-of-light-gets-greenlit-on-steam.html" text:style-name="Internet_20_link" text:visited-style-name="Visited_20_Internet_20_Link">greenlit</text:a><text:a xlink:type="simple" xlink:href="http://www.equestriadaily.com/2015/08/nia-path-of-light-gets-greenlit-on-steam.html" text:style-name="Internet_20_link" text:visited-style-name="Visited_20_Internet_20_Link">-</text:a><text:a xlink:type="simple" xlink:href="http://www.equestriadaily.com/2015/08/nia-path-of-light-gets-greenlit-on-steam.html" text:style-name="Internet_20_link" text:visited-style-name="Visited_20_Internet_20_Link">on</text:a><text:a xlink:type="simple" xlink:href="http://www.equestriadaily.com/2015/08/nia-path-of-light-gets-greenlit-on-steam.html" text:style-name="Internet_20_link" text:visited-style-name="Visited_20_Internet_20_Link">-</text:a><text:a xlink:type="simple" xlink:href="http://www.equestriadaily.com/2015/08/nia-path-of-light-gets-greenlit-on-steam.html" text:style-name="Internet_20_link" text:visited-style-name="Visited_20_Internet_20_Link">steam</text:a><text:a xlink:type="simple" xlink:href="http://www.equestriadaily.com/2015/08/nia-path-of-light-gets-greenlit-on-steam.html" text:style-name="Internet_20_link" text:visited-style-name="Visited_20_Internet_20_Link">.</text:a><text:a xlink:type="simple" xlink:href="http://www.equestriadaily.com/2015/08/nia-path-of-light-gets-greenlit-on-steam.html" text:style-name="Internet_20_link" text:visited-style-name="Visited_20_Internet_20_Link">html</text:a></text:p>
      <text:p text:style-name="P1">Kucykowa gra na Steamie</text:p>
      <text:p text:style-name="P1">Oficjalnie mamy pierwszą grę z kucykami na Greenlightcie w serwisie Steam. „NIA: Path of Light” ma być w założeniu grą logiczno-przygodową z kucykami jako głównymi bohaterami. Trailer gry można zobaczyć *<office:annotation><dc:date>0000-00-00T00:00:00</dc:date><text:p text:style-name="P3"><text:span text:style-name="T2">https://www.youtube.com/watch?v=mqSr3tHeBbg</text:span></text:p></office:annotation>tutaj*</text:p>
      <text:p text:style-name="P1"/>
      <text:p text:style-name="P1"><text:a xlink:type="simple" xlink:href="http://www.fge.com.pl/2015/09/radio-yay-ostatnia-audycja.html" text:style-name="Internet_20_link" text:visited-style-name="Visited_20_Internet_20_Link">http</text:a><text:a xlink:type="simple" xlink:href="http://www.fge.com.pl/2015/09/radio-yay-ostatnia-audycja.html" text:style-name="Internet_20_link" text:visited-style-name="Visited_20_Internet_20_Link">://</text:a><text:a xlink:type="simple" xlink:href="http://www.fge.com.pl/2015/09/radio-yay-ostatnia-audycja.html" text:style-name="Internet_20_link" text:visited-style-name="Visited_20_Internet_20_Link">www</text:a><text:a xlink:type="simple" xlink:href="http://www.fge.com.pl/2015/09/radio-yay-ostatnia-audycja.html" text:style-name="Internet_20_link" text:visited-style-name="Visited_20_Internet_20_Link">.</text:a><text:a xlink:type="simple" xlink:href="http://www.fge.com.pl/2015/09/radio-yay-ostatnia-audycja.html" text:style-name="Internet_20_link" text:visited-style-name="Visited_20_Internet_20_Link">fge</text:a><text:a xlink:type="simple" xlink:href="http://www.fge.com.pl/2015/09/radio-yay-ostatnia-audycja.html" text:style-name="Internet_20_link" text:visited-style-name="Visited_20_Internet_20_Link">.</text:a><text:a xlink:type="simple" xlink:href="http://www.fge.com.pl/2015/09/radio-yay-ostatnia-audycja.html" text:style-name="Internet_20_link" text:visited-style-name="Visited_20_Internet_20_Link">com</text:a><text:a xlink:type="simple" xlink:href="http://www.fge.com.pl/2015/09/radio-yay-ostatnia-audycja.html" text:style-name="Internet_20_link" text:visited-style-name="Visited_20_Internet_20_Link">.</text:a><text:a xlink:type="simple" xlink:href="http://www.fge.com.pl/2015/09/radio-yay-ostatnia-audycja.html" text:style-name="Internet_20_link" text:visited-style-name="Visited_20_Internet_20_Link">pl</text:a><text:a xlink:type="simple" xlink:href="http://www.fge.com.pl/2015/09/radio-yay-ostatnia-audycja.html" text:style-name="Internet_20_link" text:visited-style-name="Visited_20_Internet_20_Link">/2015/09/</text:a><text:a xlink:type="simple" xlink:href="http://www.fge.com.pl/2015/09/radio-yay-ostatnia-audycja.html" text:style-name="Internet_20_link" text:visited-style-name="Visited_20_Internet_20_Link">radio</text:a><text:a xlink:type="simple" xlink:href="http://www.fge.com.pl/2015/09/radio-yay-ostatnia-audycja.html" text:style-name="Internet_20_link" text:visited-style-name="Visited_20_Internet_20_Link">-</text:a><text:a xlink:type="simple" xlink:href="http://www.fge.com.pl/2015/09/radio-yay-ostatnia-audycja.html" text:style-name="Internet_20_link" text:visited-style-name="Visited_20_Internet_20_Link">yay</text:a><text:a xlink:type="simple" xlink:href="http://www.fge.com.pl/2015/09/radio-yay-ostatnia-audycja.html" text:style-name="Internet_20_link" text:visited-style-name="Visited_20_Internet_20_Link">-</text:a><text:a xlink:type="simple" xlink:href="http://www.fge.com.pl/2015/09/radio-yay-ostatnia-audycja.html" text:style-name="Internet_20_link" text:visited-style-name="Visited_20_Internet_20_Link">ostatnia</text:a><text:a xlink:type="simple" xlink:href="http://www.fge.com.pl/2015/09/radio-yay-ostatnia-audycja.html" text:style-name="Internet_20_link" text:visited-style-name="Visited_20_Internet_20_Link">-</text:a><text:a xlink:type="simple" xlink:href="http://www.fge.com.pl/2015/09/radio-yay-ostatnia-audycja.html" text:style-name="Internet_20_link" text:visited-style-name="Visited_20_Internet_20_Link">audycja</text:a><text:a xlink:type="simple" xlink:href="http://www.fge.com.pl/2015/09/radio-yay-ostatnia-audycja.html" text:style-name="Internet_20_link" text:visited-style-name="Visited_20_Internet_20_Link">.</text:a><text:a xlink:type="simple" xlink:href="http://www.fge.com.pl/2015/09/radio-yay-ostatnia-audycja.html" text:style-name="Internet_20_link" text:visited-style-name="Visited_20_Internet_20_Link">html</text:a></text:p>
      <text:p text:style-name="P1">Koniec radia Yay</text:p>
      <text:p text:style-name="P1">11 września 2015 roku, równo dwa lata po założeniu, Radio Yay kończy swą działalność. Z tej okazji odbyła się specjalna audycja. Choć to smutna wiadomość, na pocieszenie...</text:p>
      <text:p text:style-name="P1"/>
      <text:p text:style-name="P1"><text:a xlink:type="simple" xlink:href="http://www.fge.com.pl/2015/08/kopyttv-pierwsza-polska-telewizja.html" text:style-name="Internet_20_link" text:visited-style-name="Visited_20_Internet_20_Link">http</text:a><text:a xlink:type="simple" xlink:href="http://www.fge.com.pl/2015/08/kopyttv-pierwsza-polska-telewizja.html" text:style-name="Internet_20_link" text:visited-style-name="Visited_20_Internet_20_Link">://</text:a><text:a xlink:type="simple" xlink:href="http://www.fge.com.pl/2015/08/kopyttv-pierwsza-polska-telewizja.html" text:style-name="Internet_20_link" text:visited-style-name="Visited_20_Internet_20_Link">www</text:a><text:a xlink:type="simple" xlink:href="http://www.fge.com.pl/2015/08/kopyttv-pierwsza-polska-telewizja.html" text:style-name="Internet_20_link" text:visited-style-name="Visited_20_Internet_20_Link">.</text:a><text:a xlink:type="simple" xlink:href="http://www.fge.com.pl/2015/08/kopyttv-pierwsza-polska-telewizja.html" text:style-name="Internet_20_link" text:visited-style-name="Visited_20_Internet_20_Link">fge</text:a><text:a xlink:type="simple" xlink:href="http://www.fge.com.pl/2015/08/kopyttv-pierwsza-polska-telewizja.html" text:style-name="Internet_20_link" text:visited-style-name="Visited_20_Internet_20_Link">.</text:a><text:a xlink:type="simple" xlink:href="http://www.fge.com.pl/2015/08/kopyttv-pierwsza-polska-telewizja.html" text:style-name="Internet_20_link" text:visited-style-name="Visited_20_Internet_20_Link">com</text:a><text:a xlink:type="simple" xlink:href="http://www.fge.com.pl/2015/08/kopyttv-pierwsza-polska-telewizja.html" text:style-name="Internet_20_link" text:visited-style-name="Visited_20_Internet_20_Link">.</text:a><text:a xlink:type="simple" xlink:href="http://www.fge.com.pl/2015/08/kopyttv-pierwsza-polska-telewizja.html" text:style-name="Internet_20_link" text:visited-style-name="Visited_20_Internet_20_Link">pl</text:a><text:a xlink:type="simple" xlink:href="http://www.fge.com.pl/2015/08/kopyttv-pierwsza-polska-telewizja.html" text:style-name="Internet_20_link" text:visited-style-name="Visited_20_Internet_20_Link">/2015/08/</text:a><text:a xlink:type="simple" xlink:href="http://www.fge.com.pl/2015/08/kopyttv-pierwsza-polska-telewizja.html" text:style-name="Internet_20_link" text:visited-style-name="Visited_20_Internet_20_Link">kopyttv</text:a><text:a xlink:type="simple" xlink:href="http://www.fge.com.pl/2015/08/kopyttv-pierwsza-polska-telewizja.html" text:style-name="Internet_20_link" text:visited-style-name="Visited_20_Internet_20_Link">-</text:a><text:a xlink:type="simple" xlink:href="http://www.fge.com.pl/2015/08/kopyttv-pierwsza-polska-telewizja.html" text:style-name="Internet_20_link" text:visited-style-name="Visited_20_Internet_20_Link">pierwsza</text:a><text:a xlink:type="simple" xlink:href="http://www.fge.com.pl/2015/08/kopyttv-pierwsza-polska-telewizja.html" text:style-name="Internet_20_link" text:visited-style-name="Visited_20_Internet_20_Link">-</text:a><text:a xlink:type="simple" xlink:href="http://www.fge.com.pl/2015/08/kopyttv-pierwsza-polska-telewizja.html" text:style-name="Internet_20_link" text:visited-style-name="Visited_20_Internet_20_Link">polska</text:a><text:a xlink:type="simple" xlink:href="http://www.fge.com.pl/2015/08/kopyttv-pierwsza-polska-telewizja.html" text:style-name="Internet_20_link" text:visited-style-name="Visited_20_Internet_20_Link">-</text:a><text:a xlink:type="simple" xlink:href="http://www.fge.com.pl/2015/08/kopyttv-pierwsza-polska-telewizja.html" text:style-name="Internet_20_link" text:visited-style-name="Visited_20_Internet_20_Link">telewizja</text:a><text:a xlink:type="simple" xlink:href="http://www.fge.com.pl/2015/08/kopyttv-pierwsza-polska-telewizja.html" text:style-name="Internet_20_link" text:visited-style-name="Visited_20_Internet_20_Link">.</text:a><text:a xlink:type="simple" xlink:href="http://www.fge.com.pl/2015/08/kopyttv-pierwsza-polska-telewizja.html" text:style-name="Internet_20_link" text:visited-style-name="Visited_20_Internet_20_Link">html</text:a></text:p>
      <text:p text:style-name="P1">Założenie telewizji KopytTV</text:p>
      <text:p text:style-name="P1">… nic w przyrodzie nie ginie. Powstaje kolejna kucykowa „inicjatywa medialna”, tym razem telewizyjna. KopytTV ma być pełnoprawną telewizją internetową dla bronies, niejako zajmując opuszczone przez Radio Yay miejsce. W ramówce planowane są m.in. wiadomości fandomowe z kraju i świata, PMV, przeróbki filmowe z kategorii kucyków (wyłącznie te dobre), wywiady etc. Obecnie trwa rekrutacja do skompletowania pełnej ekipy.</text:p>
      <text:p text:style-name="P1"/>
      <text:p text:style-name="P1"><text:a xlink:type="simple" xlink:href="http://www.fge.com.pl/2015/08/zamkniecie-world-of-equestria.html" text:style-name="Internet_20_link" text:visited-style-name="Visited_20_Internet_20_Link">http</text:a><text:a xlink:type="simple" xlink:href="http://www.fge.com.pl/2015/08/zamkniecie-world-of-equestria.html" text:style-name="Internet_20_link" text:visited-style-name="Visited_20_Internet_20_Link">://</text:a><text:a xlink:type="simple" xlink:href="http://www.fge.com.pl/2015/08/zamkniecie-world-of-equestria.html" text:style-name="Internet_20_link" text:visited-style-name="Visited_20_Internet_20_Link">www</text:a><text:a xlink:type="simple" xlink:href="http://www.fge.com.pl/2015/08/zamkniecie-world-of-equestria.html" text:style-name="Internet_20_link" text:visited-style-name="Visited_20_Internet_20_Link">.</text:a><text:a xlink:type="simple" xlink:href="http://www.fge.com.pl/2015/08/zamkniecie-world-of-equestria.html" text:style-name="Internet_20_link" text:visited-style-name="Visited_20_Internet_20_Link">fge</text:a><text:a xlink:type="simple" xlink:href="http://www.fge.com.pl/2015/08/zamkniecie-world-of-equestria.html" text:style-name="Internet_20_link" text:visited-style-name="Visited_20_Internet_20_Link">.</text:a><text:a xlink:type="simple" xlink:href="http://www.fge.com.pl/2015/08/zamkniecie-world-of-equestria.html" text:style-name="Internet_20_link" text:visited-style-name="Visited_20_Internet_20_Link">com</text:a><text:a xlink:type="simple" xlink:href="http://www.fge.com.pl/2015/08/zamkniecie-world-of-equestria.html" text:style-name="Internet_20_link" text:visited-style-name="Visited_20_Internet_20_Link">.</text:a><text:a xlink:type="simple" xlink:href="http://www.fge.com.pl/2015/08/zamkniecie-world-of-equestria.html" text:style-name="Internet_20_link" text:visited-style-name="Visited_20_Internet_20_Link">pl</text:a><text:a xlink:type="simple" xlink:href="http://www.fge.com.pl/2015/08/zamkniecie-world-of-equestria.html" text:style-name="Internet_20_link" text:visited-style-name="Visited_20_Internet_20_Link">/2015/08/</text:a><text:a xlink:type="simple" xlink:href="http://www.fge.com.pl/2015/08/zamkniecie-world-of-equestria.html" text:style-name="Internet_20_link" text:visited-style-name="Visited_20_Internet_20_Link">zamkniecie</text:a><text:a xlink:type="simple" xlink:href="http://www.fge.com.pl/2015/08/zamkniecie-world-of-equestria.html" text:style-name="Internet_20_link" text:visited-style-name="Visited_20_Internet_20_Link">-</text:a><text:a xlink:type="simple" xlink:href="http://www.fge.com.pl/2015/08/zamkniecie-world-of-equestria.html" text:style-name="Internet_20_link" text:visited-style-name="Visited_20_Internet_20_Link">world</text:a><text:a xlink:type="simple" xlink:href="http://www.fge.com.pl/2015/08/zamkniecie-world-of-equestria.html" text:style-name="Internet_20_link" text:visited-style-name="Visited_20_Internet_20_Link">-</text:a><text:a xlink:type="simple" xlink:href="http://www.fge.com.pl/2015/08/zamkniecie-world-of-equestria.html" text:style-name="Internet_20_link" text:visited-style-name="Visited_20_Internet_20_Link">of</text:a><text:a xlink:type="simple" xlink:href="http://www.fge.com.pl/2015/08/zamkniecie-world-of-equestria.html" text:style-name="Internet_20_link" text:visited-style-name="Visited_20_Internet_20_Link">-</text:a><text:a xlink:type="simple" xlink:href="http://www.fge.com.pl/2015/08/zamkniecie-world-of-equestria.html" text:style-name="Internet_20_link" text:visited-style-name="Visited_20_Internet_20_Link">equestria</text:a><text:a xlink:type="simple" xlink:href="http://www.fge.com.pl/2015/08/zamkniecie-world-of-equestria.html" text:style-name="Internet_20_link" text:visited-style-name="Visited_20_Internet_20_Link">.</text:a><text:a xlink:type="simple" xlink:href="http://www.fge.com.pl/2015/08/zamkniecie-world-of-equestria.html" text:style-name="Internet_20_link" text:visited-style-name="Visited_20_Internet_20_Link">html</text:a></text:p>
      <text:p text:style-name="P1">Zamknięcie World of Equestria</text:p>
      <text:p text:style-name="P1">World of Equestria kończy swoją działalność po przeszło dwóch i pół roku. Przyczyną zamknięcia jest malejąca popularność gry, a z tego powodu brak płynności finansowej i opłacalności. Jest jednak wciąż możliwość, by WoE wróciła w wersji 2.0, której powstania wciąż nie jesteśmy pewni.</text:p>
      <text:p text:style-name="P1"/>
      <text:p text:style-name="P1"><text:a xlink:type="simple" xlink:href="http://www.fge.com.pl/2015/09/poland-united-kuce-rapuja-znowu.html" text:style-name="Internet_20_link" text:visited-style-name="Visited_20_Internet_20_Link">http</text:a><text:a xlink:type="simple" xlink:href="http://www.fge.com.pl/2015/09/poland-united-kuce-rapuja-znowu.html" text:style-name="Internet_20_link" text:visited-style-name="Visited_20_Internet_20_Link">://</text:a><text:a xlink:type="simple" xlink:href="http://www.fge.com.pl/2015/09/poland-united-kuce-rapuja-znowu.html" text:style-name="Internet_20_link" text:visited-style-name="Visited_20_Internet_20_Link">www</text:a><text:a xlink:type="simple" xlink:href="http://www.fge.com.pl/2015/09/poland-united-kuce-rapuja-znowu.html" text:style-name="Internet_20_link" text:visited-style-name="Visited_20_Internet_20_Link">.</text:a><text:a xlink:type="simple" xlink:href="http://www.fge.com.pl/2015/09/poland-united-kuce-rapuja-znowu.html" text:style-name="Internet_20_link" text:visited-style-name="Visited_20_Internet_20_Link">fge</text:a><text:a xlink:type="simple" xlink:href="http://www.fge.com.pl/2015/09/poland-united-kuce-rapuja-znowu.html" text:style-name="Internet_20_link" text:visited-style-name="Visited_20_Internet_20_Link">.</text:a><text:a xlink:type="simple" xlink:href="http://www.fge.com.pl/2015/09/poland-united-kuce-rapuja-znowu.html" text:style-name="Internet_20_link" text:visited-style-name="Visited_20_Internet_20_Link">com</text:a><text:a xlink:type="simple" xlink:href="http://www.fge.com.pl/2015/09/poland-united-kuce-rapuja-znowu.html" text:style-name="Internet_20_link" text:visited-style-name="Visited_20_Internet_20_Link">.</text:a><text:a xlink:type="simple" xlink:href="http://www.fge.com.pl/2015/09/poland-united-kuce-rapuja-znowu.html" text:style-name="Internet_20_link" text:visited-style-name="Visited_20_Internet_20_Link">pl</text:a><text:a xlink:type="simple" xlink:href="http://www.fge.com.pl/2015/09/poland-united-kuce-rapuja-znowu.html" text:style-name="Internet_20_link" text:visited-style-name="Visited_20_Internet_20_Link">/2015/09/</text:a><text:a xlink:type="simple" xlink:href="http://www.fge.com.pl/2015/09/poland-united-kuce-rapuja-znowu.html" text:style-name="Internet_20_link" text:visited-style-name="Visited_20_Internet_20_Link">poland</text:a><text:a xlink:type="simple" xlink:href="http://www.fge.com.pl/2015/09/poland-united-kuce-rapuja-znowu.html" text:style-name="Internet_20_link" text:visited-style-name="Visited_20_Internet_20_Link">-</text:a><text:a xlink:type="simple" xlink:href="http://www.fge.com.pl/2015/09/poland-united-kuce-rapuja-znowu.html" text:style-name="Internet_20_link" text:visited-style-name="Visited_20_Internet_20_Link">united</text:a><text:a xlink:type="simple" xlink:href="http://www.fge.com.pl/2015/09/poland-united-kuce-rapuja-znowu.html" text:style-name="Internet_20_link" text:visited-style-name="Visited_20_Internet_20_Link">-</text:a><text:a xlink:type="simple" xlink:href="http://www.fge.com.pl/2015/09/poland-united-kuce-rapuja-znowu.html" text:style-name="Internet_20_link" text:visited-style-name="Visited_20_Internet_20_Link">kuce</text:a><text:a xlink:type="simple" xlink:href="http://www.fge.com.pl/2015/09/poland-united-kuce-rapuja-znowu.html" text:style-name="Internet_20_link" text:visited-style-name="Visited_20_Internet_20_Link">-</text:a><text:a xlink:type="simple" xlink:href="http://www.fge.com.pl/2015/09/poland-united-kuce-rapuja-znowu.html" text:style-name="Internet_20_link" text:visited-style-name="Visited_20_Internet_20_Link">rapuja</text:a><text:a xlink:type="simple" xlink:href="http://www.fge.com.pl/2015/09/poland-united-kuce-rapuja-znowu.html" text:style-name="Internet_20_link" text:visited-style-name="Visited_20_Internet_20_Link">-</text:a><text:a xlink:type="simple" xlink:href="http://www.fge.com.pl/2015/09/poland-united-kuce-rapuja-znowu.html" text:style-name="Internet_20_link" text:visited-style-name="Visited_20_Internet_20_Link">znowu</text:a><text:a xlink:type="simple" xlink:href="http://www.fge.com.pl/2015/09/poland-united-kuce-rapuja-znowu.html" text:style-name="Internet_20_link" text:visited-style-name="Visited_20_Internet_20_Link">.</text:a><text:a xlink:type="simple" xlink:href="http://www.fge.com.pl/2015/09/poland-united-kuce-rapuja-znowu.html" text:style-name="Internet_20_link" text:visited-style-name="Visited_20_Internet_20_Link">html</text:a></text:p>
      <text:p text:style-name="P1"><text:a xlink:type="simple" xlink:href="http://www.fge.com.pl/2015/10/poland-united-kuce-znowu-rapuja.html" text:style-name="Internet_20_link" text:visited-style-name="Visited_20_Internet_20_Link">http</text:a><text:a xlink:type="simple" xlink:href="http://www.fge.com.pl/2015/10/poland-united-kuce-znowu-rapuja.html" text:style-name="Internet_20_link" text:visited-style-name="Visited_20_Internet_20_Link">://</text:a><text:a xlink:type="simple" xlink:href="http://www.fge.com.pl/2015/10/poland-united-kuce-znowu-rapuja.html" text:style-name="Internet_20_link" text:visited-style-name="Visited_20_Internet_20_Link">www</text:a><text:a xlink:type="simple" xlink:href="http://www.fge.com.pl/2015/10/poland-united-kuce-znowu-rapuja.html" text:style-name="Internet_20_link" text:visited-style-name="Visited_20_Internet_20_Link">.</text:a><text:a xlink:type="simple" xlink:href="http://www.fge.com.pl/2015/10/poland-united-kuce-znowu-rapuja.html" text:style-name="Internet_20_link" text:visited-style-name="Visited_20_Internet_20_Link">fge</text:a><text:a xlink:type="simple" xlink:href="http://www.fge.com.pl/2015/10/poland-united-kuce-znowu-rapuja.html" text:style-name="Internet_20_link" text:visited-style-name="Visited_20_Internet_20_Link">.</text:a><text:a xlink:type="simple" xlink:href="http://www.fge.com.pl/2015/10/poland-united-kuce-znowu-rapuja.html" text:style-name="Internet_20_link" text:visited-style-name="Visited_20_Internet_20_Link">com</text:a><text:a xlink:type="simple" xlink:href="http://www.fge.com.pl/2015/10/poland-united-kuce-znowu-rapuja.html" text:style-name="Internet_20_link" text:visited-style-name="Visited_20_Internet_20_Link">.</text:a><text:a xlink:type="simple" xlink:href="http://www.fge.com.pl/2015/10/poland-united-kuce-znowu-rapuja.html" text:style-name="Internet_20_link" text:visited-style-name="Visited_20_Internet_20_Link">pl</text:a><text:a xlink:type="simple" xlink:href="http://www.fge.com.pl/2015/10/poland-united-kuce-znowu-rapuja.html" text:style-name="Internet_20_link" text:visited-style-name="Visited_20_Internet_20_Link">/2015/10/</text:a><text:a xlink:type="simple" xlink:href="http://www.fge.com.pl/2015/10/poland-united-kuce-znowu-rapuja.html" text:style-name="Internet_20_link" text:visited-style-name="Visited_20_Internet_20_Link">poland</text:a><text:a xlink:type="simple" xlink:href="http://www.fge.com.pl/2015/10/poland-united-kuce-znowu-rapuja.html" text:style-name="Internet_20_link" text:visited-style-name="Visited_20_Internet_20_Link">-</text:a><text:a xlink:type="simple" xlink:href="http://www.fge.com.pl/2015/10/poland-united-kuce-znowu-rapuja.html" text:style-name="Internet_20_link" text:visited-style-name="Visited_20_Internet_20_Link">united</text:a><text:a xlink:type="simple" xlink:href="http://www.fge.com.pl/2015/10/poland-united-kuce-znowu-rapuja.html" text:style-name="Internet_20_link" text:visited-style-name="Visited_20_Internet_20_Link">-</text:a><text:a xlink:type="simple" xlink:href="http://www.fge.com.pl/2015/10/poland-united-kuce-znowu-rapuja.html" text:style-name="Internet_20_link" text:visited-style-name="Visited_20_Internet_20_Link">kuce</text:a><text:a xlink:type="simple" xlink:href="http://www.fge.com.pl/2015/10/poland-united-kuce-znowu-rapuja.html" text:style-name="Internet_20_link" text:visited-style-name="Visited_20_Internet_20_Link">-</text:a><text:a xlink:type="simple" xlink:href="http://www.fge.com.pl/2015/10/poland-united-kuce-znowu-rapuja.html" text:style-name="Internet_20_link" text:visited-style-name="Visited_20_Internet_20_Link">znowu</text:a><text:a xlink:type="simple" xlink:href="http://www.fge.com.pl/2015/10/poland-united-kuce-znowu-rapuja.html" text:style-name="Internet_20_link" text:visited-style-name="Visited_20_Internet_20_Link">-</text:a><text:a xlink:type="simple" xlink:href="http://www.fge.com.pl/2015/10/poland-united-kuce-znowu-rapuja.html" text:style-name="Internet_20_link" text:visited-style-name="Visited_20_Internet_20_Link">rapuja</text:a><text:a xlink:type="simple" xlink:href="http://www.fge.com.pl/2015/10/poland-united-kuce-znowu-rapuja.html" text:style-name="Internet_20_link" text:visited-style-name="Visited_20_Internet_20_Link">.</text:a><text:a xlink:type="simple" xlink:href="http://www.fge.com.pl/2015/10/poland-united-kuce-znowu-rapuja.html" text:style-name="Internet_20_link" text:visited-style-name="Visited_20_Internet_20_Link">html</text:a> </text:p>
      <text:p text:style-name="P1">Reaktywacja projektu Polski Pony Swag </text:p>
      <text:p text:style-name="P1">Jeśli ktoś pamięta projekt „Kuce rapują”, który pojawił się dawno, dawno temu na FGE, to z pewnością zainteresuje go fakt, że BronySWAG planuje zrobić reedycję tego przedsięwzięcia. Więcej info <office:annotation><dc:date>0000-00-00T00:00:00</dc:date><text:p text:style-name="P3"><text:span text:style-name="T2">co to jest "tu i tu"?</text:span></text:p></office:annotation><office:annotation><dc:date>0000-00-00T00:00:00</dc:date><text:p text:style-name="P3"><text:span text:style-name="T2">te dwa linki http://www.fge.com.pl/2015/09/poland-united-kuce-rapuja-znowu.html</text:span></text:p><text:p text:style-name="P3"><text:span text:style-name="T2">http://www.fge.com.pl/2015/10/poland-united-kuce-znowu-rapuja.html</text:span></text:p></office:annotation>tu i tu.</text:p>
      <text:p text:style-name="P1"/>
      <text:p text:style-name="P1"><text:a xlink:type="simple" xlink:href="http://www.equestriadaily.com/2015/09/official-lyra-and-bonbon-book-coming-in.html" text:style-name="Internet_20_link" text:visited-style-name="Visited_20_Internet_20_Link">http</text:a><text:a xlink:type="simple" xlink:href="http://www.equestriadaily.com/2015/09/official-lyra-and-bonbon-book-coming-in.html" text:style-name="Internet_20_link" text:visited-style-name="Visited_20_Internet_20_Link">://</text:a><text:a xlink:type="simple" xlink:href="http://www.equestriadaily.com/2015/09/official-lyra-and-bonbon-book-coming-in.html" text:style-name="Internet_20_link" text:visited-style-name="Visited_20_Internet_20_Link">www</text:a><text:a xlink:type="simple" xlink:href="http://www.equestriadaily.com/2015/09/official-lyra-and-bonbon-book-coming-in.html" text:style-name="Internet_20_link" text:visited-style-name="Visited_20_Internet_20_Link">.</text:a><text:a xlink:type="simple" xlink:href="http://www.equestriadaily.com/2015/09/official-lyra-and-bonbon-book-coming-in.html" text:style-name="Internet_20_link" text:visited-style-name="Visited_20_Internet_20_Link">equestriadaily</text:a><text:a xlink:type="simple" xlink:href="http://www.equestriadaily.com/2015/09/official-lyra-and-bonbon-book-coming-in.html" text:style-name="Internet_20_link" text:visited-style-name="Visited_20_Internet_20_Link">.</text:a><text:a xlink:type="simple" xlink:href="http://www.equestriadaily.com/2015/09/official-lyra-and-bonbon-book-coming-in.html" text:style-name="Internet_20_link" text:visited-style-name="Visited_20_Internet_20_Link">com</text:a><text:a xlink:type="simple" xlink:href="http://www.equestriadaily.com/2015/09/official-lyra-and-bonbon-book-coming-in.html" text:style-name="Internet_20_link" text:visited-style-name="Visited_20_Internet_20_Link">/2015/09/</text:a><text:a xlink:type="simple" xlink:href="http://www.equestriadaily.com/2015/09/official-lyra-and-bonbon-book-coming-in.html" text:style-name="Internet_20_link" text:visited-style-name="Visited_20_Internet_20_Link">official</text:a><text:a xlink:type="simple" xlink:href="http://www.equestriadaily.com/2015/09/official-lyra-and-bonbon-book-coming-in.html" text:style-name="Internet_20_link" text:visited-style-name="Visited_20_Internet_20_Link">-</text:a><text:a xlink:type="simple" xlink:href="http://www.equestriadaily.com/2015/09/official-lyra-and-bonbon-book-coming-in.html" text:style-name="Internet_20_link" text:visited-style-name="Visited_20_Internet_20_Link">lyra</text:a><text:a xlink:type="simple" xlink:href="http://www.equestriadaily.com/2015/09/official-lyra-and-bonbon-book-coming-in.html" text:style-name="Internet_20_link" text:visited-style-name="Visited_20_Internet_20_Link">-</text:a><text:a xlink:type="simple" xlink:href="http://www.equestriadaily.com/2015/09/official-lyra-and-bonbon-book-coming-in.html" text:style-name="Internet_20_link" text:visited-style-name="Visited_20_Internet_20_Link">and</text:a><text:a xlink:type="simple" xlink:href="http://www.equestriadaily.com/2015/09/official-lyra-and-bonbon-book-coming-in.html" text:style-name="Internet_20_link" text:visited-style-name="Visited_20_Internet_20_Link">-</text:a><text:a xlink:type="simple" xlink:href="http://www.equestriadaily.com/2015/09/official-lyra-and-bonbon-book-coming-in.html" text:style-name="Internet_20_link" text:visited-style-name="Visited_20_Internet_20_Link">bonbon</text:a><text:a xlink:type="simple" xlink:href="http://www.equestriadaily.com/2015/09/official-lyra-and-bonbon-book-coming-in.html" text:style-name="Internet_20_link" text:visited-style-name="Visited_20_Internet_20_Link">-</text:a><text:a xlink:type="simple" xlink:href="http://www.equestriadaily.com/2015/09/official-lyra-and-bonbon-book-coming-in.html" text:style-name="Internet_20_link" text:visited-style-name="Visited_20_Internet_20_Link">book</text:a><text:a xlink:type="simple" xlink:href="http://www.equestriadaily.com/2015/09/official-lyra-and-bonbon-book-coming-in.html" text:style-name="Internet_20_link" text:visited-style-name="Visited_20_Internet_20_Link">-</text:a><text:a xlink:type="simple" xlink:href="http://www.equestriadaily.com/2015/09/official-lyra-and-bonbon-book-coming-in.html" text:style-name="Internet_20_link" text:visited-style-name="Visited_20_Internet_20_Link">coming</text:a><text:a xlink:type="simple" xlink:href="http://www.equestriadaily.com/2015/09/official-lyra-and-bonbon-book-coming-in.html" text:style-name="Internet_20_link" text:visited-style-name="Visited_20_Internet_20_Link">-</text:a><text:a xlink:type="simple" xlink:href="http://www.equestriadaily.com/2015/09/official-lyra-and-bonbon-book-coming-in.html" text:style-name="Internet_20_link" text:visited-style-name="Visited_20_Internet_20_Link">in</text:a><text:a xlink:type="simple" xlink:href="http://www.equestriadaily.com/2015/09/official-lyra-and-bonbon-book-coming-in.html" text:style-name="Internet_20_link" text:visited-style-name="Visited_20_Internet_20_Link">.</text:a><text:a xlink:type="simple" xlink:href="http://www.equestriadaily.com/2015/09/official-lyra-and-bonbon-book-coming-in.html" text:style-name="Internet_20_link" text:visited-style-name="Visited_20_Internet_20_Link">html</text:a></text:p>
      <text:p text:style-name="P1">Lyra i Bon Bon – historia drukowana</text:p>
      <text:p text:style-name="P1">Equestria Daily donosi, że w 2016 roku ma wyjść książka z Lyrą i Bon Bon. Według zebranych informacji, nad dziełem pracuje G. M. Berrow. Wciąż nieznany jest tytuł, okładka czy opis fabuły.</text:p>
      <text:p text:style-name="P1"/>
      <text:p text:style-name="P1"><text:a xlink:type="simple" xlink:href="http://www.fge.com.pl/2015/09/paczka-filmikow-z-thems-fightin-herds.html" text:style-name="Internet_20_link" text:visited-style-name="Visited_20_Internet_20_Link">http</text:a><text:a xlink:type="simple" xlink:href="http://www.fge.com.pl/2015/09/paczka-filmikow-z-thems-fightin-herds.html" text:style-name="Internet_20_link" text:visited-style-name="Visited_20_Internet_20_Link">://</text:a><text:a xlink:type="simple" xlink:href="http://www.fge.com.pl/2015/09/paczka-filmikow-z-thems-fightin-herds.html" text:style-name="Internet_20_link" text:visited-style-name="Visited_20_Internet_20_Link">www</text:a><text:a xlink:type="simple" xlink:href="http://www.fge.com.pl/2015/09/paczka-filmikow-z-thems-fightin-herds.html" text:style-name="Internet_20_link" text:visited-style-name="Visited_20_Internet_20_Link">.</text:a><text:a xlink:type="simple" xlink:href="http://www.fge.com.pl/2015/09/paczka-filmikow-z-thems-fightin-herds.html" text:style-name="Internet_20_link" text:visited-style-name="Visited_20_Internet_20_Link">fge</text:a><text:a xlink:type="simple" xlink:href="http://www.fge.com.pl/2015/09/paczka-filmikow-z-thems-fightin-herds.html" text:style-name="Internet_20_link" text:visited-style-name="Visited_20_Internet_20_Link">.</text:a><text:a xlink:type="simple" xlink:href="http://www.fge.com.pl/2015/09/paczka-filmikow-z-thems-fightin-herds.html" text:style-name="Internet_20_link" text:visited-style-name="Visited_20_Internet_20_Link">com</text:a><text:a xlink:type="simple" xlink:href="http://www.fge.com.pl/2015/09/paczka-filmikow-z-thems-fightin-herds.html" text:style-name="Internet_20_link" text:visited-style-name="Visited_20_Internet_20_Link">.</text:a><text:a xlink:type="simple" xlink:href="http://www.fge.com.pl/2015/09/paczka-filmikow-z-thems-fightin-herds.html" text:style-name="Internet_20_link" text:visited-style-name="Visited_20_Internet_20_Link">pl</text:a><text:a xlink:type="simple" xlink:href="http://www.fge.com.pl/2015/09/paczka-filmikow-z-thems-fightin-herds.html" text:style-name="Internet_20_link" text:visited-style-name="Visited_20_Internet_20_Link">/2015/09/</text:a><text:a xlink:type="simple" xlink:href="http://www.fge.com.pl/2015/09/paczka-filmikow-z-thems-fightin-herds.html" text:style-name="Internet_20_link" text:visited-style-name="Visited_20_Internet_20_Link">paczka</text:a><text:a xlink:type="simple" xlink:href="http://www.fge.com.pl/2015/09/paczka-filmikow-z-thems-fightin-herds.html" text:style-name="Internet_20_link" text:visited-style-name="Visited_20_Internet_20_Link">-</text:a><text:a xlink:type="simple" xlink:href="http://www.fge.com.pl/2015/09/paczka-filmikow-z-thems-fightin-herds.html" text:style-name="Internet_20_link" text:visited-style-name="Visited_20_Internet_20_Link">filmikow</text:a><text:a xlink:type="simple" xlink:href="http://www.fge.com.pl/2015/09/paczka-filmikow-z-thems-fightin-herds.html" text:style-name="Internet_20_link" text:visited-style-name="Visited_20_Internet_20_Link">-</text:a><text:a xlink:type="simple" xlink:href="http://www.fge.com.pl/2015/09/paczka-filmikow-z-thems-fightin-herds.html" text:style-name="Internet_20_link" text:visited-style-name="Visited_20_Internet_20_Link">z</text:a><text:a xlink:type="simple" xlink:href="http://www.fge.com.pl/2015/09/paczka-filmikow-z-thems-fightin-herds.html" text:style-name="Internet_20_link" text:visited-style-name="Visited_20_Internet_20_Link">-</text:a><text:a xlink:type="simple" xlink:href="http://www.fge.com.pl/2015/09/paczka-filmikow-z-thems-fightin-herds.html" text:style-name="Internet_20_link" text:visited-style-name="Visited_20_Internet_20_Link">thems</text:a><text:a xlink:type="simple" xlink:href="http://www.fge.com.pl/2015/09/paczka-filmikow-z-thems-fightin-herds.html" text:style-name="Internet_20_link" text:visited-style-name="Visited_20_Internet_20_Link">-</text:a><text:a xlink:type="simple" xlink:href="http://www.fge.com.pl/2015/09/paczka-filmikow-z-thems-fightin-herds.html" text:style-name="Internet_20_link" text:visited-style-name="Visited_20_Internet_20_Link">fightin</text:a><text:a xlink:type="simple" xlink:href="http://www.fge.com.pl/2015/09/paczka-filmikow-z-thems-fightin-herds.html" text:style-name="Internet_20_link" text:visited-style-name="Visited_20_Internet_20_Link">-</text:a><text:a xlink:type="simple" xlink:href="http://www.fge.com.pl/2015/09/paczka-filmikow-z-thems-fightin-herds.html" text:style-name="Internet_20_link" text:visited-style-name="Visited_20_Internet_20_Link">herds</text:a><text:a xlink:type="simple" xlink:href="http://www.fge.com.pl/2015/09/paczka-filmikow-z-thems-fightin-herds.html" text:style-name="Internet_20_link" text:visited-style-name="Visited_20_Internet_20_Link">.</text:a><text:a xlink:type="simple" xlink:href="http://www.fge.com.pl/2015/09/paczka-filmikow-z-thems-fightin-herds.html" text:style-name="Internet_20_link" text:visited-style-name="Visited_20_Internet_20_Link">html</text:a></text:p>
      <text:p text:style-name="P1">Paczka filmików z „Them's Fightin' Herds”</text:p>
      <text:p text:style-name="P1"><text:soft-page-break/>Gra twórców z zespołu Mane6, ludzi odpowiedzialnych za „Fighting is Magic”, ma się dobrze. Udostępnione zostały nowe gameplaye z „Them’s Fightin’ Herds”, tym razem prezentujące muzykę, zmieniającą się dynamicznie zależnie od tego, kto wygrywa.</text:p>
      <text:p text:style-name="P1"/>
      <text:p text:style-name="P1"><text:a xlink:type="simple" xlink:href="http://www.fge.com.pl/2015/09/ron-wesley-jest-bronym.html" text:style-name="Internet_20_link" text:visited-style-name="Visited_20_Internet_20_Link">http</text:a><text:a xlink:type="simple" xlink:href="http://www.fge.com.pl/2015/09/ron-wesley-jest-bronym.html" text:style-name="Internet_20_link" text:visited-style-name="Visited_20_Internet_20_Link">://</text:a><text:a xlink:type="simple" xlink:href="http://www.fge.com.pl/2015/09/ron-wesley-jest-bronym.html" text:style-name="Internet_20_link" text:visited-style-name="Visited_20_Internet_20_Link">www</text:a><text:a xlink:type="simple" xlink:href="http://www.fge.com.pl/2015/09/ron-wesley-jest-bronym.html" text:style-name="Internet_20_link" text:visited-style-name="Visited_20_Internet_20_Link">.</text:a><text:a xlink:type="simple" xlink:href="http://www.fge.com.pl/2015/09/ron-wesley-jest-bronym.html" text:style-name="Internet_20_link" text:visited-style-name="Visited_20_Internet_20_Link">fge</text:a><text:a xlink:type="simple" xlink:href="http://www.fge.com.pl/2015/09/ron-wesley-jest-bronym.html" text:style-name="Internet_20_link" text:visited-style-name="Visited_20_Internet_20_Link">.</text:a><text:a xlink:type="simple" xlink:href="http://www.fge.com.pl/2015/09/ron-wesley-jest-bronym.html" text:style-name="Internet_20_link" text:visited-style-name="Visited_20_Internet_20_Link">com</text:a><text:a xlink:type="simple" xlink:href="http://www.fge.com.pl/2015/09/ron-wesley-jest-bronym.html" text:style-name="Internet_20_link" text:visited-style-name="Visited_20_Internet_20_Link">.</text:a><text:a xlink:type="simple" xlink:href="http://www.fge.com.pl/2015/09/ron-wesley-jest-bronym.html" text:style-name="Internet_20_link" text:visited-style-name="Visited_20_Internet_20_Link">pl</text:a><text:a xlink:type="simple" xlink:href="http://www.fge.com.pl/2015/09/ron-wesley-jest-bronym.html" text:style-name="Internet_20_link" text:visited-style-name="Visited_20_Internet_20_Link">/2015/09/</text:a><text:a xlink:type="simple" xlink:href="http://www.fge.com.pl/2015/09/ron-wesley-jest-bronym.html" text:style-name="Internet_20_link" text:visited-style-name="Visited_20_Internet_20_Link">ron</text:a><text:a xlink:type="simple" xlink:href="http://www.fge.com.pl/2015/09/ron-wesley-jest-bronym.html" text:style-name="Internet_20_link" text:visited-style-name="Visited_20_Internet_20_Link">-</text:a><text:a xlink:type="simple" xlink:href="http://www.fge.com.pl/2015/09/ron-wesley-jest-bronym.html" text:style-name="Internet_20_link" text:visited-style-name="Visited_20_Internet_20_Link">wesley</text:a><text:a xlink:type="simple" xlink:href="http://www.fge.com.pl/2015/09/ron-wesley-jest-bronym.html" text:style-name="Internet_20_link" text:visited-style-name="Visited_20_Internet_20_Link">-</text:a><text:a xlink:type="simple" xlink:href="http://www.fge.com.pl/2015/09/ron-wesley-jest-bronym.html" text:style-name="Internet_20_link" text:visited-style-name="Visited_20_Internet_20_Link">jest</text:a><text:a xlink:type="simple" xlink:href="http://www.fge.com.pl/2015/09/ron-wesley-jest-bronym.html" text:style-name="Internet_20_link" text:visited-style-name="Visited_20_Internet_20_Link">-</text:a><text:a xlink:type="simple" xlink:href="http://www.fge.com.pl/2015/09/ron-wesley-jest-bronym.html" text:style-name="Internet_20_link" text:visited-style-name="Visited_20_Internet_20_Link">bronym</text:a><text:a xlink:type="simple" xlink:href="http://www.fge.com.pl/2015/09/ron-wesley-jest-bronym.html" text:style-name="Internet_20_link" text:visited-style-name="Visited_20_Internet_20_Link">.</text:a><text:a xlink:type="simple" xlink:href="http://www.fge.com.pl/2015/09/ron-wesley-jest-bronym.html" text:style-name="Internet_20_link" text:visited-style-name="Visited_20_Internet_20_Link">html</text:a></text:p>
      <text:p text:style-name="P1">Nowy członek stada</text:p>
      <text:p text:style-name="P1">Plotki, jakoby Rupert Grint, wcielający się w postać Rona Wesleya, był bronym, zdają się znajdować potwierdzenie. EQD udostępniło między innymi zdjęcie Ruperta z Tarą Strong z Fan Expo w Kanadzie.</text:p>
      <text:p text:style-name="P1"/>
      <text:p text:style-name="P1"><text:a xlink:type="simple" xlink:href="http://www.fge.com.pl/2015/09/sezon-6-kroczy.html" text:style-name="Internet_20_link" text:visited-style-name="Visited_20_Internet_20_Link">http</text:a><text:a xlink:type="simple" xlink:href="http://www.fge.com.pl/2015/09/sezon-6-kroczy.html" text:style-name="Internet_20_link" text:visited-style-name="Visited_20_Internet_20_Link">://</text:a><text:a xlink:type="simple" xlink:href="http://www.fge.com.pl/2015/09/sezon-6-kroczy.html" text:style-name="Internet_20_link" text:visited-style-name="Visited_20_Internet_20_Link">www</text:a><text:a xlink:type="simple" xlink:href="http://www.fge.com.pl/2015/09/sezon-6-kroczy.html" text:style-name="Internet_20_link" text:visited-style-name="Visited_20_Internet_20_Link">.</text:a><text:a xlink:type="simple" xlink:href="http://www.fge.com.pl/2015/09/sezon-6-kroczy.html" text:style-name="Internet_20_link" text:visited-style-name="Visited_20_Internet_20_Link">fge</text:a><text:a xlink:type="simple" xlink:href="http://www.fge.com.pl/2015/09/sezon-6-kroczy.html" text:style-name="Internet_20_link" text:visited-style-name="Visited_20_Internet_20_Link">.</text:a><text:a xlink:type="simple" xlink:href="http://www.fge.com.pl/2015/09/sezon-6-kroczy.html" text:style-name="Internet_20_link" text:visited-style-name="Visited_20_Internet_20_Link">com</text:a><text:a xlink:type="simple" xlink:href="http://www.fge.com.pl/2015/09/sezon-6-kroczy.html" text:style-name="Internet_20_link" text:visited-style-name="Visited_20_Internet_20_Link">.</text:a><text:a xlink:type="simple" xlink:href="http://www.fge.com.pl/2015/09/sezon-6-kroczy.html" text:style-name="Internet_20_link" text:visited-style-name="Visited_20_Internet_20_Link">pl</text:a><text:a xlink:type="simple" xlink:href="http://www.fge.com.pl/2015/09/sezon-6-kroczy.html" text:style-name="Internet_20_link" text:visited-style-name="Visited_20_Internet_20_Link">/2015/09/</text:a><text:a xlink:type="simple" xlink:href="http://www.fge.com.pl/2015/09/sezon-6-kroczy.html" text:style-name="Internet_20_link" text:visited-style-name="Visited_20_Internet_20_Link">sezon</text:a><text:a xlink:type="simple" xlink:href="http://www.fge.com.pl/2015/09/sezon-6-kroczy.html" text:style-name="Internet_20_link" text:visited-style-name="Visited_20_Internet_20_Link">-6-</text:a><text:a xlink:type="simple" xlink:href="http://www.fge.com.pl/2015/09/sezon-6-kroczy.html" text:style-name="Internet_20_link" text:visited-style-name="Visited_20_Internet_20_Link">kroczy</text:a><text:a xlink:type="simple" xlink:href="http://www.fge.com.pl/2015/09/sezon-6-kroczy.html" text:style-name="Internet_20_link" text:visited-style-name="Visited_20_Internet_20_Link">.</text:a><text:a xlink:type="simple" xlink:href="http://www.fge.com.pl/2015/09/sezon-6-kroczy.html" text:style-name="Internet_20_link" text:visited-style-name="Visited_20_Internet_20_Link">html</text:a></text:p>
      <text:p text:style-name="P1">Kolejny seznon MLP</text:p>
      <text:p text:style-name="P1">Krótko – Sezon 6. &lt;miejsce na korki od szampana&gt;</text:p>
      <text:p text:style-name="P1"/>
      <text:p text:style-name="P1"><text:a xlink:type="simple" xlink:href="http://www.equestriadaily.com/2015/09/overmare-studios-releases-stage-one.html" text:style-name="Internet_20_link" text:visited-style-name="Visited_20_Internet_20_Link">http</text:a><text:a xlink:type="simple" xlink:href="http://www.equestriadaily.com/2015/09/overmare-studios-releases-stage-one.html" text:style-name="Internet_20_link" text:visited-style-name="Visited_20_Internet_20_Link">://</text:a><text:a xlink:type="simple" xlink:href="http://www.equestriadaily.com/2015/09/overmare-studios-releases-stage-one.html" text:style-name="Internet_20_link" text:visited-style-name="Visited_20_Internet_20_Link">www</text:a><text:a xlink:type="simple" xlink:href="http://www.equestriadaily.com/2015/09/overmare-studios-releases-stage-one.html" text:style-name="Internet_20_link" text:visited-style-name="Visited_20_Internet_20_Link">.</text:a><text:a xlink:type="simple" xlink:href="http://www.equestriadaily.com/2015/09/overmare-studios-releases-stage-one.html" text:style-name="Internet_20_link" text:visited-style-name="Visited_20_Internet_20_Link">equestriadaily</text:a><text:a xlink:type="simple" xlink:href="http://www.equestriadaily.com/2015/09/overmare-studios-releases-stage-one.html" text:style-name="Internet_20_link" text:visited-style-name="Visited_20_Internet_20_Link">.</text:a><text:a xlink:type="simple" xlink:href="http://www.equestriadaily.com/2015/09/overmare-studios-releases-stage-one.html" text:style-name="Internet_20_link" text:visited-style-name="Visited_20_Internet_20_Link">com</text:a><text:a xlink:type="simple" xlink:href="http://www.equestriadaily.com/2015/09/overmare-studios-releases-stage-one.html" text:style-name="Internet_20_link" text:visited-style-name="Visited_20_Internet_20_Link">/2015/09/</text:a><text:a xlink:type="simple" xlink:href="http://www.equestriadaily.com/2015/09/overmare-studios-releases-stage-one.html" text:style-name="Internet_20_link" text:visited-style-name="Visited_20_Internet_20_Link">overmare</text:a><text:a xlink:type="simple" xlink:href="http://www.equestriadaily.com/2015/09/overmare-studios-releases-stage-one.html" text:style-name="Internet_20_link" text:visited-style-name="Visited_20_Internet_20_Link">-</text:a><text:a xlink:type="simple" xlink:href="http://www.equestriadaily.com/2015/09/overmare-studios-releases-stage-one.html" text:style-name="Internet_20_link" text:visited-style-name="Visited_20_Internet_20_Link">studios</text:a><text:a xlink:type="simple" xlink:href="http://www.equestriadaily.com/2015/09/overmare-studios-releases-stage-one.html" text:style-name="Internet_20_link" text:visited-style-name="Visited_20_Internet_20_Link">-</text:a><text:a xlink:type="simple" xlink:href="http://www.equestriadaily.com/2015/09/overmare-studios-releases-stage-one.html" text:style-name="Internet_20_link" text:visited-style-name="Visited_20_Internet_20_Link">releases</text:a><text:a xlink:type="simple" xlink:href="http://www.equestriadaily.com/2015/09/overmare-studios-releases-stage-one.html" text:style-name="Internet_20_link" text:visited-style-name="Visited_20_Internet_20_Link">-</text:a><text:a xlink:type="simple" xlink:href="http://www.equestriadaily.com/2015/09/overmare-studios-releases-stage-one.html" text:style-name="Internet_20_link" text:visited-style-name="Visited_20_Internet_20_Link">stage</text:a><text:a xlink:type="simple" xlink:href="http://www.equestriadaily.com/2015/09/overmare-studios-releases-stage-one.html" text:style-name="Internet_20_link" text:visited-style-name="Visited_20_Internet_20_Link">-</text:a><text:a xlink:type="simple" xlink:href="http://www.equestriadaily.com/2015/09/overmare-studios-releases-stage-one.html" text:style-name="Internet_20_link" text:visited-style-name="Visited_20_Internet_20_Link">one</text:a><text:a xlink:type="simple" xlink:href="http://www.equestriadaily.com/2015/09/overmare-studios-releases-stage-one.html" text:style-name="Internet_20_link" text:visited-style-name="Visited_20_Internet_20_Link">.</text:a><text:a xlink:type="simple" xlink:href="http://www.equestriadaily.com/2015/09/overmare-studios-releases-stage-one.html" text:style-name="Internet_20_link" text:visited-style-name="Visited_20_Internet_20_Link">html</text:a></text:p>
      <text:p text:style-name="P1">Demo gry „Fallout: Equestria”</text:p>
      <text:p text:style-name="P1">Fani Fallout: Equestria mają się z czego cieszyć – dostępne jest demo ich gry powstałej na motywach tego fanfika. Póki co demo jest dostępne tylko dla tych, którzy zarejestrowali się <text:s/>na GalaCon, BronyCon albo Czequestria, ale twórcy obiecują, że do końca roku wszyscy zainteresowani będą mogli to zobaczyć.</text:p>
      <text:p text:style-name="P1"/>
      <text:p text:style-name="P1"/>
      <text:p text:style-name="P1"><text:a xlink:type="simple" xlink:href="http://www.fge.com.pl/2015/09/nowa-animacja-od-duo-cartoonist.html" text:style-name="Internet_20_link" text:visited-style-name="Visited_20_Internet_20_Link">http</text:a><text:a xlink:type="simple" xlink:href="http://www.fge.com.pl/2015/09/nowa-animacja-od-duo-cartoonist.html" text:style-name="Internet_20_link" text:visited-style-name="Visited_20_Internet_20_Link">://</text:a><text:a xlink:type="simple" xlink:href="http://www.fge.com.pl/2015/09/nowa-animacja-od-duo-cartoonist.html" text:style-name="Internet_20_link" text:visited-style-name="Visited_20_Internet_20_Link">www</text:a><text:a xlink:type="simple" xlink:href="http://www.fge.com.pl/2015/09/nowa-animacja-od-duo-cartoonist.html" text:style-name="Internet_20_link" text:visited-style-name="Visited_20_Internet_20_Link">.</text:a><text:a xlink:type="simple" xlink:href="http://www.fge.com.pl/2015/09/nowa-animacja-od-duo-cartoonist.html" text:style-name="Internet_20_link" text:visited-style-name="Visited_20_Internet_20_Link">fge</text:a><text:a xlink:type="simple" xlink:href="http://www.fge.com.pl/2015/09/nowa-animacja-od-duo-cartoonist.html" text:style-name="Internet_20_link" text:visited-style-name="Visited_20_Internet_20_Link">.</text:a><text:a xlink:type="simple" xlink:href="http://www.fge.com.pl/2015/09/nowa-animacja-od-duo-cartoonist.html" text:style-name="Internet_20_link" text:visited-style-name="Visited_20_Internet_20_Link">com</text:a><text:a xlink:type="simple" xlink:href="http://www.fge.com.pl/2015/09/nowa-animacja-od-duo-cartoonist.html" text:style-name="Internet_20_link" text:visited-style-name="Visited_20_Internet_20_Link">.</text:a><text:a xlink:type="simple" xlink:href="http://www.fge.com.pl/2015/09/nowa-animacja-od-duo-cartoonist.html" text:style-name="Internet_20_link" text:visited-style-name="Visited_20_Internet_20_Link">pl</text:a><text:a xlink:type="simple" xlink:href="http://www.fge.com.pl/2015/09/nowa-animacja-od-duo-cartoonist.html" text:style-name="Internet_20_link" text:visited-style-name="Visited_20_Internet_20_Link">/2015/09/</text:a><text:a xlink:type="simple" xlink:href="http://www.fge.com.pl/2015/09/nowa-animacja-od-duo-cartoonist.html" text:style-name="Internet_20_link" text:visited-style-name="Visited_20_Internet_20_Link">nowa</text:a><text:a xlink:type="simple" xlink:href="http://www.fge.com.pl/2015/09/nowa-animacja-od-duo-cartoonist.html" text:style-name="Internet_20_link" text:visited-style-name="Visited_20_Internet_20_Link">-</text:a><text:a xlink:type="simple" xlink:href="http://www.fge.com.pl/2015/09/nowa-animacja-od-duo-cartoonist.html" text:style-name="Internet_20_link" text:visited-style-name="Visited_20_Internet_20_Link">animacja</text:a><text:a xlink:type="simple" xlink:href="http://www.fge.com.pl/2015/09/nowa-animacja-od-duo-cartoonist.html" text:style-name="Internet_20_link" text:visited-style-name="Visited_20_Internet_20_Link">-</text:a><text:a xlink:type="simple" xlink:href="http://www.fge.com.pl/2015/09/nowa-animacja-od-duo-cartoonist.html" text:style-name="Internet_20_link" text:visited-style-name="Visited_20_Internet_20_Link">od</text:a><text:a xlink:type="simple" xlink:href="http://www.fge.com.pl/2015/09/nowa-animacja-od-duo-cartoonist.html" text:style-name="Internet_20_link" text:visited-style-name="Visited_20_Internet_20_Link">-</text:a><text:a xlink:type="simple" xlink:href="http://www.fge.com.pl/2015/09/nowa-animacja-od-duo-cartoonist.html" text:style-name="Internet_20_link" text:visited-style-name="Visited_20_Internet_20_Link">duo</text:a><text:a xlink:type="simple" xlink:href="http://www.fge.com.pl/2015/09/nowa-animacja-od-duo-cartoonist.html" text:style-name="Internet_20_link" text:visited-style-name="Visited_20_Internet_20_Link">-</text:a><text:a xlink:type="simple" xlink:href="http://www.fge.com.pl/2015/09/nowa-animacja-od-duo-cartoonist.html" text:style-name="Internet_20_link" text:visited-style-name="Visited_20_Internet_20_Link">cartoonist</text:a><text:a xlink:type="simple" xlink:href="http://www.fge.com.pl/2015/09/nowa-animacja-od-duo-cartoonist.html" text:style-name="Internet_20_link" text:visited-style-name="Visited_20_Internet_20_Link">.</text:a><text:a xlink:type="simple" xlink:href="http://www.fge.com.pl/2015/09/nowa-animacja-od-duo-cartoonist.html" text:style-name="Internet_20_link" text:visited-style-name="Visited_20_Internet_20_Link">html</text:a></text:p>
      <text:p text:style-name="P1">Nowy projekt Duo Cartoonist</text:p>
      <text:p text:style-name="P1">Duo Cartoonist – grupa ludzi odpowiedzialnych za fenomenalną animację „Children of The Night” biorą się za nowy projekt. Tym razem powstanie animacja "The Moon Rises" w wersji śpiewanej przez Eileen Monty. Póki co jednak nie jest znana data premiery.</text:p>
      <text:p text:style-name="P1"/>
      <text:p text:style-name="P1"><text:a xlink:type="simple" xlink:href="http://www.fge.com.pl/2015/10/czwarta-czesc-equestria-girls.html" text:style-name="Internet_20_link" text:visited-style-name="Visited_20_Internet_20_Link">http</text:a><text:a xlink:type="simple" xlink:href="http://www.fge.com.pl/2015/10/czwarta-czesc-equestria-girls.html" text:style-name="Internet_20_link" text:visited-style-name="Visited_20_Internet_20_Link">://</text:a><text:a xlink:type="simple" xlink:href="http://www.fge.com.pl/2015/10/czwarta-czesc-equestria-girls.html" text:style-name="Internet_20_link" text:visited-style-name="Visited_20_Internet_20_Link">www</text:a><text:a xlink:type="simple" xlink:href="http://www.fge.com.pl/2015/10/czwarta-czesc-equestria-girls.html" text:style-name="Internet_20_link" text:visited-style-name="Visited_20_Internet_20_Link">.</text:a><text:a xlink:type="simple" xlink:href="http://www.fge.com.pl/2015/10/czwarta-czesc-equestria-girls.html" text:style-name="Internet_20_link" text:visited-style-name="Visited_20_Internet_20_Link">fge</text:a><text:a xlink:type="simple" xlink:href="http://www.fge.com.pl/2015/10/czwarta-czesc-equestria-girls.html" text:style-name="Internet_20_link" text:visited-style-name="Visited_20_Internet_20_Link">.</text:a><text:a xlink:type="simple" xlink:href="http://www.fge.com.pl/2015/10/czwarta-czesc-equestria-girls.html" text:style-name="Internet_20_link" text:visited-style-name="Visited_20_Internet_20_Link">com</text:a><text:a xlink:type="simple" xlink:href="http://www.fge.com.pl/2015/10/czwarta-czesc-equestria-girls.html" text:style-name="Internet_20_link" text:visited-style-name="Visited_20_Internet_20_Link">.</text:a><text:a xlink:type="simple" xlink:href="http://www.fge.com.pl/2015/10/czwarta-czesc-equestria-girls.html" text:style-name="Internet_20_link" text:visited-style-name="Visited_20_Internet_20_Link">pl</text:a><text:a xlink:type="simple" xlink:href="http://www.fge.com.pl/2015/10/czwarta-czesc-equestria-girls.html" text:style-name="Internet_20_link" text:visited-style-name="Visited_20_Internet_20_Link">/2015/10/</text:a><text:a xlink:type="simple" xlink:href="http://www.fge.com.pl/2015/10/czwarta-czesc-equestria-girls.html" text:style-name="Internet_20_link" text:visited-style-name="Visited_20_Internet_20_Link">czwarta</text:a><text:a xlink:type="simple" xlink:href="http://www.fge.com.pl/2015/10/czwarta-czesc-equestria-girls.html" text:style-name="Internet_20_link" text:visited-style-name="Visited_20_Internet_20_Link">-</text:a><text:a xlink:type="simple" xlink:href="http://www.fge.com.pl/2015/10/czwarta-czesc-equestria-girls.html" text:style-name="Internet_20_link" text:visited-style-name="Visited_20_Internet_20_Link">czesc</text:a><text:a xlink:type="simple" xlink:href="http://www.fge.com.pl/2015/10/czwarta-czesc-equestria-girls.html" text:style-name="Internet_20_link" text:visited-style-name="Visited_20_Internet_20_Link">-</text:a><text:a xlink:type="simple" xlink:href="http://www.fge.com.pl/2015/10/czwarta-czesc-equestria-girls.html" text:style-name="Internet_20_link" text:visited-style-name="Visited_20_Internet_20_Link">equestria</text:a><text:a xlink:type="simple" xlink:href="http://www.fge.com.pl/2015/10/czwarta-czesc-equestria-girls.html" text:style-name="Internet_20_link" text:visited-style-name="Visited_20_Internet_20_Link">-</text:a><text:a xlink:type="simple" xlink:href="http://www.fge.com.pl/2015/10/czwarta-czesc-equestria-girls.html" text:style-name="Internet_20_link" text:visited-style-name="Visited_20_Internet_20_Link">girls</text:a><text:a xlink:type="simple" xlink:href="http://www.fge.com.pl/2015/10/czwarta-czesc-equestria-girls.html" text:style-name="Internet_20_link" text:visited-style-name="Visited_20_Internet_20_Link">.</text:a><text:a xlink:type="simple" xlink:href="http://www.fge.com.pl/2015/10/czwarta-czesc-equestria-girls.html" text:style-name="Internet_20_link" text:visited-style-name="Visited_20_Internet_20_Link">html</text:a></text:p>
      <text:p text:style-name="P1">Zapowiedź czwartej części EqG</text:p>
      <text:p text:style-name="P1">Znowu krótko – czwarta część Equestria Girls. &lt;miejsce na korki od szampana&gt;</text:p>
      <text:p text:style-name="P1"/>
      <text:p text:style-name="P1"><office:annotation><dc:date>0000-00-00T00:00:00</dc:date><text:p text:style-name="P3"><text:span text:style-name="T2">nie rozumiem o co chodzi w tym newsie, proszę kogoś innego o zobaczenie tego albo wywalenie</text:span></text:p></office:annotation><text:a xlink:type="simple" xlink:href="http://www.equestriadaily.com/2015/09/world-of-weird-pony-segment-now-on.html" text:style-name="Internet_20_link" text:visited-style-name="Visited_20_Internet_20_Link">http</text:a><text:a xlink:type="simple" xlink:href="http://www.equestriadaily.com/2015/09/world-of-weird-pony-segment-now-on.html" text:style-name="Internet_20_link" text:visited-style-name="Visited_20_Internet_20_Link">://</text:a><text:a xlink:type="simple" xlink:href="http://www.equestriadaily.com/2015/09/world-of-weird-pony-segment-now-on.html" text:style-name="Internet_20_link" text:visited-style-name="Visited_20_Internet_20_Link">www</text:a><text:a xlink:type="simple" xlink:href="http://www.equestriadaily.com/2015/09/world-of-weird-pony-segment-now-on.html" text:style-name="Internet_20_link" text:visited-style-name="Visited_20_Internet_20_Link">.</text:a><text:a xlink:type="simple" xlink:href="http://www.equestriadaily.com/2015/09/world-of-weird-pony-segment-now-on.html" text:style-name="Internet_20_link" text:visited-style-name="Visited_20_Internet_20_Link">equestriadaily</text:a><text:a xlink:type="simple" xlink:href="http://www.equestriadaily.com/2015/09/world-of-weird-pony-segment-now-on.html" text:style-name="Internet_20_link" text:visited-style-name="Visited_20_Internet_20_Link">.</text:a><text:a xlink:type="simple" xlink:href="http://www.equestriadaily.com/2015/09/world-of-weird-pony-segment-now-on.html" text:style-name="Internet_20_link" text:visited-style-name="Visited_20_Internet_20_Link">com</text:a><text:a xlink:type="simple" xlink:href="http://www.equestriadaily.com/2015/09/world-of-weird-pony-segment-now-on.html" text:style-name="Internet_20_link" text:visited-style-name="Visited_20_Internet_20_Link">/2015/09/</text:a><text:a xlink:type="simple" xlink:href="http://www.equestriadaily.com/2015/09/world-of-weird-pony-segment-now-on.html" text:style-name="Internet_20_link" text:visited-style-name="Visited_20_Internet_20_Link">world</text:a><text:a xlink:type="simple" xlink:href="http://www.equestriadaily.com/2015/09/world-of-weird-pony-segment-now-on.html" text:style-name="Internet_20_link" text:visited-style-name="Visited_20_Internet_20_Link">-</text:a><text:a xlink:type="simple" xlink:href="http://www.equestriadaily.com/2015/09/world-of-weird-pony-segment-now-on.html" text:style-name="Internet_20_link" text:visited-style-name="Visited_20_Internet_20_Link">of</text:a><text:a xlink:type="simple" xlink:href="http://www.equestriadaily.com/2015/09/world-of-weird-pony-segment-now-on.html" text:style-name="Internet_20_link" text:visited-style-name="Visited_20_Internet_20_Link">-</text:a><text:a xlink:type="simple" xlink:href="http://www.equestriadaily.com/2015/09/world-of-weird-pony-segment-now-on.html" text:style-name="Internet_20_link" text:visited-style-name="Visited_20_Internet_20_Link">weird</text:a><text:a xlink:type="simple" xlink:href="http://www.equestriadaily.com/2015/09/world-of-weird-pony-segment-now-on.html" text:style-name="Internet_20_link" text:visited-style-name="Visited_20_Internet_20_Link">-</text:a><text:a xlink:type="simple" xlink:href="http://www.equestriadaily.com/2015/09/world-of-weird-pony-segment-now-on.html" text:style-name="Internet_20_link" text:visited-style-name="Visited_20_Internet_20_Link">pony</text:a><text:a xlink:type="simple" xlink:href="http://www.equestriadaily.com/2015/09/world-of-weird-pony-segment-now-on.html" text:style-name="Internet_20_link" text:visited-style-name="Visited_20_Internet_20_Link">-</text:a><text:a xlink:type="simple" xlink:href="http://www.equestriadaily.com/2015/09/world-of-weird-pony-segment-now-on.html" text:style-name="Internet_20_link" text:visited-style-name="Visited_20_Internet_20_Link">segment</text:a><text:a xlink:type="simple" xlink:href="http://www.equestriadaily.com/2015/09/world-of-weird-pony-segment-now-on.html" text:style-name="Internet_20_link" text:visited-style-name="Visited_20_Internet_20_Link">-</text:a><text:a xlink:type="simple" xlink:href="http://www.equestriadaily.com/2015/09/world-of-weird-pony-segment-now-on.html" text:style-name="Internet_20_link" text:visited-style-name="Visited_20_Internet_20_Link">now</text:a><text:a xlink:type="simple" xlink:href="http://www.equestriadaily.com/2015/09/world-of-weird-pony-segment-now-on.html" text:style-name="Internet_20_link" text:visited-style-name="Visited_20_Internet_20_Link">-</text:a><text:a xlink:type="simple" xlink:href="http://www.equestriadaily.com/2015/09/world-of-weird-pony-segment-now-on.html" text:style-name="Internet_20_link" text:visited-style-name="Visited_20_Internet_20_Link">on</text:a><text:a xlink:type="simple" xlink:href="http://www.equestriadaily.com/2015/09/world-of-weird-pony-segment-now-on.html" text:style-name="Internet_20_link" text:visited-style-name="Visited_20_Internet_20_Link">.</text:a><text:a xlink:type="simple" xlink:href="http://www.equestriadaily.com/2015/09/world-of-weird-pony-segment-now-on.html" text:style-name="Internet_20_link" text:visited-style-name="Visited_20_Internet_20_Link">html</text:a></text:p>
      <text:p text:style-name="P1"/>
      <text:p text:style-name="P1"><text:a xlink:type="simple" xlink:href="http://www.fge.com.pl/2015/10/my-little-pony-moj-kucyk-pony-nr-112015.html" text:style-name="Internet_20_link" text:visited-style-name="Visited_20_Internet_20_Link">http</text:a><text:a xlink:type="simple" xlink:href="http://www.fge.com.pl/2015/10/my-little-pony-moj-kucyk-pony-nr-112015.html" text:style-name="Internet_20_link" text:visited-style-name="Visited_20_Internet_20_Link">://</text:a><text:a xlink:type="simple" xlink:href="http://www.fge.com.pl/2015/10/my-little-pony-moj-kucyk-pony-nr-112015.html" text:style-name="Internet_20_link" text:visited-style-name="Visited_20_Internet_20_Link">www</text:a><text:a xlink:type="simple" xlink:href="http://www.fge.com.pl/2015/10/my-little-pony-moj-kucyk-pony-nr-112015.html" text:style-name="Internet_20_link" text:visited-style-name="Visited_20_Internet_20_Link">.</text:a><text:a xlink:type="simple" xlink:href="http://www.fge.com.pl/2015/10/my-little-pony-moj-kucyk-pony-nr-112015.html" text:style-name="Internet_20_link" text:visited-style-name="Visited_20_Internet_20_Link">fge</text:a><text:a xlink:type="simple" xlink:href="http://www.fge.com.pl/2015/10/my-little-pony-moj-kucyk-pony-nr-112015.html" text:style-name="Internet_20_link" text:visited-style-name="Visited_20_Internet_20_Link">.</text:a><text:a xlink:type="simple" xlink:href="http://www.fge.com.pl/2015/10/my-little-pony-moj-kucyk-pony-nr-112015.html" text:style-name="Internet_20_link" text:visited-style-name="Visited_20_Internet_20_Link">com</text:a><text:a xlink:type="simple" xlink:href="http://www.fge.com.pl/2015/10/my-little-pony-moj-kucyk-pony-nr-112015.html" text:style-name="Internet_20_link" text:visited-style-name="Visited_20_Internet_20_Link">.</text:a><text:a xlink:type="simple" xlink:href="http://www.fge.com.pl/2015/10/my-little-pony-moj-kucyk-pony-nr-112015.html" text:style-name="Internet_20_link" text:visited-style-name="Visited_20_Internet_20_Link">pl</text:a><text:a xlink:type="simple" xlink:href="http://www.fge.com.pl/2015/10/my-little-pony-moj-kucyk-pony-nr-112015.html" text:style-name="Internet_20_link" text:visited-style-name="Visited_20_Internet_20_Link">/2015/10/</text:a><text:a xlink:type="simple" xlink:href="http://www.fge.com.pl/2015/10/my-little-pony-moj-kucyk-pony-nr-112015.html" text:style-name="Internet_20_link" text:visited-style-name="Visited_20_Internet_20_Link">my</text:a><text:a xlink:type="simple" xlink:href="http://www.fge.com.pl/2015/10/my-little-pony-moj-kucyk-pony-nr-112015.html" text:style-name="Internet_20_link" text:visited-style-name="Visited_20_Internet_20_Link">-</text:a><text:a xlink:type="simple" xlink:href="http://www.fge.com.pl/2015/10/my-little-pony-moj-kucyk-pony-nr-112015.html" text:style-name="Internet_20_link" text:visited-style-name="Visited_20_Internet_20_Link">little</text:a><text:a xlink:type="simple" xlink:href="http://www.fge.com.pl/2015/10/my-little-pony-moj-kucyk-pony-nr-112015.html" text:style-name="Internet_20_link" text:visited-style-name="Visited_20_Internet_20_Link">-</text:a><text:a xlink:type="simple" xlink:href="http://www.fge.com.pl/2015/10/my-little-pony-moj-kucyk-pony-nr-112015.html" text:style-name="Internet_20_link" text:visited-style-name="Visited_20_Internet_20_Link">pony</text:a><text:a xlink:type="simple" xlink:href="http://www.fge.com.pl/2015/10/my-little-pony-moj-kucyk-pony-nr-112015.html" text:style-name="Internet_20_link" text:visited-style-name="Visited_20_Internet_20_Link">-</text:a><text:a xlink:type="simple" xlink:href="http://www.fge.com.pl/2015/10/my-little-pony-moj-kucyk-pony-nr-112015.html" text:style-name="Internet_20_link" text:visited-style-name="Visited_20_Internet_20_Link">moj</text:a><text:a xlink:type="simple" xlink:href="http://www.fge.com.pl/2015/10/my-little-pony-moj-kucyk-pony-nr-112015.html" text:style-name="Internet_20_link" text:visited-style-name="Visited_20_Internet_20_Link">-</text:a><text:a xlink:type="simple" xlink:href="http://www.fge.com.pl/2015/10/my-little-pony-moj-kucyk-pony-nr-112015.html" text:style-name="Internet_20_link" text:visited-style-name="Visited_20_Internet_20_Link">kucyk</text:a><text:a xlink:type="simple" xlink:href="http://www.fge.com.pl/2015/10/my-little-pony-moj-kucyk-pony-nr-112015.html" text:style-name="Internet_20_link" text:visited-style-name="Visited_20_Internet_20_Link">-</text:a><text:a xlink:type="simple" xlink:href="http://www.fge.com.pl/2015/10/my-little-pony-moj-kucyk-pony-nr-112015.html" text:style-name="Internet_20_link" text:visited-style-name="Visited_20_Internet_20_Link">pony</text:a><text:a xlink:type="simple" xlink:href="http://www.fge.com.pl/2015/10/my-little-pony-moj-kucyk-pony-nr-112015.html" text:style-name="Internet_20_link" text:visited-style-name="Visited_20_Internet_20_Link">-</text:a><text:a xlink:type="simple" xlink:href="http://www.fge.com.pl/2015/10/my-little-pony-moj-kucyk-pony-nr-112015.html" text:style-name="Internet_20_link" text:visited-style-name="Visited_20_Internet_20_Link">nr</text:a><text:a xlink:type="simple" xlink:href="http://www.fge.com.pl/2015/10/my-little-pony-moj-kucyk-pony-nr-112015.html" text:style-name="Internet_20_link" text:visited-style-name="Visited_20_Internet_20_Link">-112015.</text:a><text:a xlink:type="simple" xlink:href="http://www.fge.com.pl/2015/10/my-little-pony-moj-kucyk-pony-nr-112015.html" text:style-name="Internet_20_link" text:visited-style-name="Visited_20_Internet_20_Link">html</text:a></text:p>
      <text:p text:style-name="P1">Magazyn MLP z figurką</text:p>
      <text:p text:style-name="P1">Wyszedł już jedenasty numer „My Little Pony: Mój Kucyk Pony” (serio). Tym razem dominują mhrroczne tematy, a do samego wydania została dołączona figurka Nightmare Moon.</text:p>
      <text:p text:style-name="P1"/>
      <text:p text:style-name="P1"/>
      <text:p text:style-name="P1"/>
      <text:p text:style-name="P1"/>
      <text:p text:style-name="P1"/>
      <text:p text:style-name="P1">(skończono 12.10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_64 LibreOffice_project/1b1a90865e348b492231e1c451437d7a15bb262b</meta:generator>
    <dc:title/>
    <meta:initial-creator/>
    <meta:editing-cycles>2</meta:editing-cycles>
    <dc:date>2015-10-15T07:35:09.100000000</dc:date>
    <meta:editing-duration>PT17H4M3S</meta:editing-duration>
    <meta:document-statistic meta:table-count="0" meta:image-count="0" meta:object-count="0" meta:page-count="2" meta:paragraph-count="45" meta:word-count="541" meta:character-count="4596" meta:non-whitespace-character-count="4091"/>
  </office:meta>
</office:document-meta>
</file>